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ist_20_3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code">
      <style:text-properties fo:font-weight="bold" style:font-weight-asian="bold" style:font-weight-complex="bold"/>
    </style:style>
    <style:style style:name="P8" style:family="paragraph" style:parent-style-name="Text_20_body" style:list-style-name="List_20_3"/>
    <style:style style:name="P9" style:family="paragraph" style:parent-style-name="Text_20_body" style:list-style-name="L5"/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aufgabe" style:list-style-name="List_20_3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color="#0000ff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007000" fo:font-size="7.69999980926514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500070" fo:font-size="7.69999980926514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0000b0" fo:font-size="7.69999980926514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000000" fo:font-size="7.69999980926514pt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000000" fo:letter-spacing="normal" fo:font-weight="bold" style:font-weight-asian="bold" style:font-weight-complex="bold"/>
    </style:style>
    <style:style style:name="T9" style:family="text">
      <style:text-properties fo:font-variant="normal" fo:text-transform="none" fo:color="#600030" fo:font-size="7.69999980926514pt" fo:letter-spacing="normal" fo:font-style="normal" fo:font-weight="bold" style:font-weight-asian="bold" style:font-weight-complex="bol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75cm" fo:text-indent="-0.635cm" fo:margin-left="0.8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1cm" fo:text-indent="-0.635cm" fo:margin-left="1.5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45cm" fo:text-indent="-0.635cm" fo:margin-left="2.1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cm" fo:text-indent="-0.635cm" fo:margin-left="2.7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15cm" fo:text-indent="-0.635cm" fo:margin-left="3.4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5cm" fo:text-indent="-0.635cm" fo:margin-left="4.0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85cm" fo:text-indent="-0.635cm" fo:margin-left="4.6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2cm" fo:text-indent="-0.635cm" fo:margin-left="5.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55cm" fo:text-indent="-0.635cm" fo:margin-left="5.9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9cm" fo:text-indent="-0.635cm" fo:margin-left="6.59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10"><text:a xlink:type="simple" xlink:href="#__RefHeading__2180_1546500031" text:style-name="Internet_20_link" text:visited-style-name="Internet_20_link">1. </text:a>Übung: Testing<text:tab/>1</text:p>
          <text:p text:style-name="P12"><text:a xlink:type="simple" xlink:href="#__RefHeading__2182_1546500031" text:style-name="Internet_20_link" text:visited-style-name="Internet_20_link">1.1. </text:a>Ziele<text:tab/>1</text:p>
          <text:p text:style-name="P12"><text:a xlink:type="simple" xlink:href="#__RefHeading__179_1546500031" text:style-name="Internet_20_link" text:visited-style-name="Internet_20_link">1.2. </text:a>Hinweise zu TDD und CUTE<text:tab/>1</text:p>
          <text:p text:style-name="P11"><text:a xlink:type="simple" xlink:href="#__RefHeading__2184_1546500031" text:style-name="Internet_20_link" text:visited-style-name="Internet_20_link">1.2.1. </text:a>Testgetriebene Softwareentwicklung<text:tab/>1</text:p>
          <text:p text:style-name="P11"><text:a xlink:type="simple" xlink:href="#__RefHeading__2195_1546500031" text:style-name="Internet_20_link" text:visited-style-name="Internet_20_link">1.2.2. </text:a>Die ASSERT Macros<text:tab/>1</text:p>
          <text:p text:style-name="P12"><text:a xlink:type="simple" xlink:href="#__RefHeading__1833_308115160" text:style-name="Internet_20_link" text:visited-style-name="Internet_20_link">1.3. </text:a>Übung: CUTETest-02-stack<text:tab/>2</text:p>
          <text:p text:style-name="P11"><text:a xlink:type="simple" xlink:href="#__RefHeading__2191_1546500031" text:style-name="Internet_20_link" text:visited-style-name="Internet_20_link">1.3.1. </text:a>Testfälle für die Klasse Stack<text:tab/>2</text:p>
          <text:p text:style-name="P12"><text:a xlink:type="simple" xlink:href="#__RefHeading__2186_1546500031" text:style-name="Internet_20_link" text:visited-style-name="Internet_20_link">1.4. </text:a>Übung: CUTETest-03-queue<text:tab/>2</text:p>
          <text:p text:style-name="P11"><text:a xlink:type="simple" xlink:href="#__RefHeading__1849_308115160" text:style-name="Internet_20_link" text:visited-style-name="Internet_20_link">1.4.1. </text:a>Testfälle für die Klasse Queue<text:tab/>2</text:p>
          <text:p text:style-name="P12"><text:a xlink:type="simple" xlink:href="#__RefHeading__6420_565088486" text:style-name="Internet_20_link" text:visited-style-name="Internet_20_link">1.5. </text:a>Hinweis: Exception-Handling – Cpp<text:tab/>3</text:p>
        </text:index-body>
      </text:table-of-content>
      <text:p text:style-name="Text_20_body"/>
      <text:h text:style-name="Heading_20_1" text:outline-level="1" text:restart-numbering="true" text:start-value="-1"><text:bookmark-start text:name="__RefHeading__2180_1546500031"/>Übung: Testing<text:bookmark-end text:name="__RefHeading__2180_1546500031"/></text:h>
      <text:h text:style-name="Heading_20_2" text:outline-level="2"><text:bookmark-start text:name="__RefHeading__2182_1546500031"/>Ziele<text:bookmark-end text:name="__RefHeading__2182_1546500031"/></text:h>
      <text:list xml:id="list1099438318361294032" text:style-name="List_20_3">
        <text:list-item>
          <text:p text:style-name="P8">CUTE cpp Testing framework anwenden können.</text:p>
        </text:list-item>
        <text:list-item>
          <text:p text:style-name="P8">Quellen:</text:p>
          <text:list>
            <text:list-item>
              <text:p text:style-name="P8"><text:a xlink:type="simple" xlink:href="http://cute-test.com/projects/cute/wiki">http://cute-test.com/projects/cute/wiki</text:a></text:p>
            </text:list-item>
            <text:list-item>
              <text:p text:style-name="P8">01-lernen/testing-with-cute.odt </text:p>
            </text:list-item>
          </text:list>
        </text:list-item>
      </text:list>
      <text:h text:style-name="Heading_20_2" text:outline-level="2"><text:bookmark-start text:name="__RefHeading__179_1546500031"/>Hinweise zu TDD und CUTE<text:bookmark-end text:name="__RefHeading__179_1546500031"/></text:h>
      <text:h text:style-name="Heading_20_3" text:outline-level="3"><text:bookmark-start text:name="__RefHeading__2184_1546500031"/>Testgetriebene Softwareentwicklung<text:bookmark-end text:name="__RefHeading__2184_1546500031"/></text:h>
      <text:p text:style-name="Standard">2 Klassen werden programmiert. Die eigentliche Klasse (Stack) und die Test-Klasse (Test.cpp … wird von CUTE generiert). Dabei gehen wir nach folgendem Muster vor:</text:p>
      <text:p text:style-name="Standard"/>
      <text:list xml:id="list2554112623289343687" text:style-name="L1">
        <text:list-item>
          <text:p text:style-name="P2">Erstellen einer sehr einfachen Grundversion der eigentlichen Klasse (Stack: stack.cpp und stack.h) , die sich übersetzen lässt. </text:p>
        </text:list-item>
        <text:list-item>
          <text:p text:style-name="P2">Erstellen einer Testfunktion in der Test-Klasse (Test.cpp) und </text:p>
        </text:list-item>
        <text:list-item>
          <text:p text:style-name="P2">den Test fehlschlagen lassen</text:p>
        </text:list-item>
        <text:list-item>
          <text:p text:style-name="P2">genau soviel Code in der eigentlichen Klasse hinzufügen, wie zum Erfüllen des Tests notwendig ist.</text:p>
        </text:list-item>
      </text:list>
      <text:p text:style-name="Standard"/>
      <text:h text:style-name="Heading_20_3" text:outline-level="3"><text:bookmark-start text:name="__RefHeading__2195_1546500031"/>Die ASSERT Macros<text:bookmark-end text:name="__RefHeading__2195_1546500031"/></text:h>
      <text:p text:style-name="Text_20_body">Details siehe 01-lernen/testing-with-cute.odt</text:p>
      <text:p text:style-name="P1">ASSERTM(msg, cond) <text:tab/></text:p>
      <text:p text:style-name="P1">ASSERT(cond) </text:p>
      <text:p text:style-name="P1">FAILM(msg) </text:p>
      <text:p text:style-name="P1">FAIL() </text:p>
      <text:p text:style-name="P1">ASSERT_EQUALM(msg, expected, actual) <text:tab/></text:p>
      <text:p text:style-name="P1">ASSERT_EQUAL(expected, actual) <text:line-break/> ASSERT_EQUAL_DELTAM(msg, expected, actual, delta) </text:p>
      <text:p text:style-name="P1">ASSERT_EQUAL_DELTA(expected, actual, delta) </text:p>
      <text:p text:style-name="P1">ASSERT_THROWSM(msg, code, exc) </text:p>
      <text:p text:style-name="P1">ASSERT_THROWS(code, exc) </text:p>
      <text:p text:style-name="Standard"><text:soft-page-break/></text:p>
      <text:list xml:id="list6507163525653569173" text:style-name="L2">
        <text:list-header>
          <text:p text:style-name="P3"/>
        </text:list-header>
      </text:list>
      <text:h text:style-name="Heading_20_2" text:outline-level="2"><text:bookmark-start text:name="__RefHeading__1833_308115160"/>Übung: CUTETest-02-stack<text:bookmark-end text:name="__RefHeading__1833_308115160"/></text:h>
      <text:list xml:id="list1245549819" text:continue-list="list1099438318361294032" text:style-name="List_20_3">
        <text:list-item>
          <text:p text:style-name="P4">Erstellen Sie mit Eclipse ein Projekt namens <text:span text:style-name="T3">CUTETest-02-stack</text:span> (Test.cpp) und </text:p>
        </text:list-item>
        <text:list-item>
          <text:p text:style-name="P4">erstellen Sie die Klasse <text:span text:style-name="T3">Stack (stack.cpp, stack.h)</text:span></text:p>
        </text:list-item>
      </text:list>
      <text:h text:style-name="Heading_20_3" text:outline-level="3"><text:bookmark-start text:name="__RefHeading__2191_1546500031"/>Testfälle für die Klasse Stack<text:bookmark-end text:name="__RefHeading__2191_1546500031"/></text:h>
      <text:list xml:id="list2103344550" text:continue-numbering="true" text:style-name="List_20_3">
        <text:list-item>
          <text:p text:style-name="P13">Gehen Sie alle Testfälle Reihe nach durch.</text:p>
        </text:list-item>
        <text:list-item>
          <text:p text:style-name="P13">void <text:span text:style-name="T2">testEmptyStack</text:span>() { … }<text:tab/></text:p>
        </text:list-item>
        <text:list-item>
          <text:p text:style-name="P13">void <text:span text:style-name="T2">testPush</text:span>() { … } <text:s text:c="2"/>// nach push() nicht leer?</text:p>
        </text:list-item>
        <text:list-item>
          <text:p text:style-name="P13">void <text:span text:style-name="T2">testPopOnEmptyStack</text:span>() {… } <text:s text:c="2"/>// StackEmptyException</text:p>
        </text:list-item>
        <text:list-item>
          <text:p text:style-name="P13">void <text:span text:style-name="T2">testPopOnStackWithOneElement</text:span>(){ … }</text:p>
        </text:list-item>
        <text:list-item>
          <text:p text:style-name="P13">void <text:span text:style-name="T2">testStackWithMoreThanOneElement</text:span>() {...}</text:p>
        </text:list-item>
      </text:list>
      <text:p text:style-name="Standard"><text:span text:style-name="Citation"><text:span text:style-name="T1"/></text:span></text:p>
      <text:h text:style-name="Heading_20_2" text:outline-level="2"><text:bookmark-start text:name="__RefHeading__2186_1546500031"/>Übung: CUTETest-03-queue<text:bookmark-end text:name="__RefHeading__2186_1546500031"/></text:h>
      <text:list xml:id="list854182509" text:continue-numbering="true" text:style-name="List_20_3">
        <text:list-item>
          <text:p text:style-name="P4">Erstellen Sie mit Eclipse ein Projekt namens <text:span text:style-name="T3">CUTETest-02-</text:span><text:span text:style-name="T3">queue</text:span> (Test.cpp) und </text:p>
        </text:list-item>
        <text:list-item>
          <text:p text:style-name="P4">erstellen Sie die Klasse Queue<text:span text:style-name="T3"> (</text:span><text:span text:style-name="T3">queue</text:span><text:span text:style-name="T3">.cpp, </text:span><text:span text:style-name="T3">queue</text:span><text:span text:style-name="T3">.h)</text:span><text:line-break/></text:p>
        </text:list-item>
        <text:list-item>
          <text:p text:style-name="P4">Allg. Beschreibung</text:p>
        </text:list-item>
      </text:list>
      <text:p text:style-name="Text_20_body">Eine Queue/Ringschlange ist eine Datenstruktur, die aus einem Array besteht und 2 sog. Zeiger hat. </text:p>
      <text:list xml:id="list1923518311265110252" text:style-name="L3">
        <text:list-item>
          <text:p text:style-name="P5">Einer zeigt auf den Anfang: begin</text:p>
        </text:list-item>
        <text:list-item>
          <text:p text:style-name="P5">Einer zeigt auf das Ende: end</text:p>
        </text:list-item>
      </text:list>
      <text:p text:style-name="Text_20_body">Die Ringschlange unterstützt u.a. folgende Funktionen:</text:p>
      <text:list xml:id="list1286292541957312609" text:style-name="L4">
        <text:list-item>
          <text:p text:style-name="P6">void enqueue(int value); <text:s/>…. fügt den Wert value in die Ringschlange</text:p>
        </text:list-item>
        <text:list-item>
          <text:p text:style-name="P6">int dequeue(void); …. löscht einen Wert aus der Ringschlange und gibt diesen zurück</text:p>
        </text:list-item>
      </text:list>
      <text:p text:style-name="Text_20_body"/>
      <text:p text:style-name="Text_20_body">Die Ringschlange arbeitet nach dem FIFO-Prinzip.</text:p>
      <text:p text:style-name="Text_20_body">Der Name Ringschlange kommt daher, weil folgendes gelten muss:</text:p>
      <text:list xml:id="list762940284467949688" text:style-name="L5">
        <text:list-item>
          <text:p text:style-name="P9">wenn begin == end ist die Ringschlange leer</text:p>
        </text:list-item>
        <text:list-item>
          <text:p text:style-name="P9">beim Einfügen(enqueue) <text:line-break/>wird Wert an der Stelle des begin-Zeigers gespeichert und der begin -Zeiger erhöht.<text:line-break/>wenn der begin-Zeiger das Arrayende erreicht hat, wird der begin-Zeiger wieder auf 0 gesetzt.<text:line-break/>Aber ACHTUNG: der begin-Zeiger darf den end-Zeiger nie einholen.</text:p>
        </text:list-item>
        <text:list-item>
          <text:p text:style-name="P9">Beim Löschen(dequeue) <text:line-break/>wird der Wert an der Stelle end-Zeiger zurückgegeben und der end-Zeiger wird ebenfalls erhöht. <text:line-break/>wenn der end-Zeiger das Arrayende erreicht hat, wird der end-Zeiger wieder auf 0 gesetzt.<text:line-break/>Aber ACHTUNG: der end-Zeiger darf den begin-Zeiger nie überholen.</text:p>
        </text:list-item>
      </text:list>
      <text:h text:style-name="Heading_20_3" text:outline-level="3"><text:bookmark-start text:name="__RefHeading__1849_308115160"/>Testfälle für die Klasse Queue<text:bookmark-end text:name="__RefHeading__1849_308115160"/></text:h>
      <text:p text:style-name="code"><text:tab/>void <text:span text:style-name="T2">testEmpty</text:span>(){}</text:p>
      <text:p text:style-name="code"><text:tab/>void <text:span text:style-name="T2">testFull</text:span>() throws <text:span text:style-name="T2">FullException</text:span>{}</text:p>
      <text:p text:style-name="code"><text:tab/>void <text:span text:style-name="T2">testEnqueueAndEmpty</text:span>()throws <text:span text:style-name="T2">FullException</text:span>{}</text:p>
      <text:p text:style-name="code"><text:tab/>void <text:span text:style-name="T2">testEnqueueDequeueAndEmpty</text:span>() throws <text:line-break/><text:soft-page-break/><text:tab/><text:tab/><text:tab/>EmptyException, FullException{ }</text:p>
      <text:p text:style-name="code"><text:tab/>void <text:span text:style-name="T2">testFullException</text:span>(){}</text:p>
      <text:p text:style-name="code"><text:tab/>void <text:span text:style-name="T2">testEmptyException</text:span>(){}</text:p>
      <text:p text:style-name="code"><text:tab/>void <text:span text:style-name="T2">testtoString</text:span>() throws FullException{}</text:p>
      <text:p text:style-name="code">…</text:p>
      <text:p text:style-name="code"/>
      <text:p text:style-name="Standard"/>
      <text:p text:style-name="Standard"/>
      <text:h text:style-name="Heading_20_2" text:outline-level="2"><text:bookmark-start text:name="__RefHeading__6420_565088486"/>Hinweis: Exception-Handling – Cpp<text:bookmark-end text:name="__RefHeading__6420_565088486"/></text:h>
      <text:p text:style-name="Standard"><text:a xlink:type="simple" xlink:href="http://www.cplusplus.com/reference/new/bad_alloc/">http://www.cplusplus.com/reference/new/bad_alloc/</text:a> </text:p>
      <text:p text:style-name="Standard"/>
      <text:p text:style-name="code"><text:span text:style-name="Source_20_Text"><text:span text:style-name="Citation"><text:span text:style-name="T4">// bad_alloc example</text:span></text:span></text:span></text:p>
      <text:p text:style-name="code"><text:span text:style-name="Source_20_Text"><text:span text:style-name="Definition"><text:span text:style-name="T5">#include &lt;iostream&gt; <text:s text:c="4"/></text:span></text:span></text:span><text:span text:style-name="Source_20_Text"><text:span text:style-name="Citation"><text:span text:style-name="T4">// std::cout</text:span></text:span></text:span></text:p>
      <text:p text:style-name="code"><text:span text:style-name="Source_20_Text"><text:span text:style-name="Definition"><text:span text:style-name="T5">#include &lt;new&gt; <text:s text:c="9"/></text:span></text:span></text:span><text:span text:style-name="Source_20_Text"><text:span text:style-name="Citation"><text:span text:style-name="T4">// std::bad_alloc</text:span></text:span></text:span></text:p>
      <text:p text:style-name="P7"/>
      <text:p text:style-name="code"><text:span text:style-name="Source_20_Text"><text:span text:style-name="Variable"><text:span text:style-name="T6">int</text:span></text:span></text:span><text:span text:style-name="Source_20_Text"><text:span text:style-name="T7"> main () {</text:span></text:span></text:p>
      <text:p text:style-name="code"><text:span text:style-name="Source_20_Text"><text:span text:style-name="T8"><text:s text:c="2"/></text:span></text:span><text:span text:style-name="Source_20_Text"><text:span text:style-name="Variable"><text:span text:style-name="T6">try</text:span></text:span></text:span></text:p>
      <text:p text:style-name="code"><text:span text:style-name="Source_20_Text"><text:span text:style-name="T8"><text:s text:c="2"/></text:span></text:span><text:span text:style-name="Source_20_Text"><text:span text:style-name="T7">{</text:span></text:span></text:p>
      <text:p text:style-name="code"><text:span text:style-name="Source_20_Text"><text:span text:style-name="T8"><text:s text:c="4"/></text:span></text:span><text:span text:style-name="Source_20_Text"><text:span text:style-name="Variable"><text:span text:style-name="T6">int</text:span></text:span></text:span><text:span text:style-name="Source_20_Text"><text:span text:style-name="T7">* myarray= </text:span></text:span><text:span text:style-name="Source_20_Text"><text:span text:style-name="Variable"><text:span text:style-name="T6">new</text:span></text:span></text:span><text:span text:style-name="Source_20_Text"><text:span text:style-name="T7"> </text:span></text:span><text:span text:style-name="Source_20_Text"><text:span text:style-name="Variable"><text:span text:style-name="T6">int</text:span></text:span></text:span><text:span text:style-name="Source_20_Text"><text:span text:style-name="T7">[10000];</text:span></text:span></text:p>
      <text:p text:style-name="code"><text:span text:style-name="Source_20_Text"><text:span text:style-name="T8"><text:s text:c="2"/></text:span></text:span><text:span text:style-name="Source_20_Text"><text:span text:style-name="T7">}</text:span></text:span></text:p>
      <text:p text:style-name="code"><text:span text:style-name="Source_20_Text"><text:span text:style-name="T8"><text:s text:c="2"/></text:span></text:span><text:span text:style-name="Source_20_Text"><text:span text:style-name="Variable"><text:span text:style-name="T6">catch</text:span></text:span></text:span><text:span text:style-name="Source_20_Text"><text:span text:style-name="T7"> (std::bad_alloc&amp; ba)</text:span></text:span></text:p>
      <text:p text:style-name="code"><text:span text:style-name="Source_20_Text"><text:span text:style-name="T8"><text:s text:c="2"/></text:span></text:span><text:span text:style-name="Source_20_Text"><text:span text:style-name="T7">{</text:span></text:span></text:p>
      <text:p text:style-name="code"><text:span text:style-name="Source_20_Text"><text:span text:style-name="T8"><text:s text:c="4"/></text:span></text:span><text:span text:style-name="Source_20_Text"><text:span text:style-name="T7">std::cerr &lt;&lt; </text:span></text:span><text:span text:style-name="Source_20_Text"><text:span text:style-name="User_20_Entry"><text:span text:style-name="T9">"bad_alloc caught: "</text:span></text:span></text:span><text:span text:style-name="Source_20_Text"><text:span text:style-name="T7"> &lt;&lt; ba.what() &lt;&lt; </text:span></text:span><text:span text:style-name="Source_20_Text"><text:span text:style-name="User_20_Entry"><text:span text:style-name="T9">'\n'</text:span></text:span></text:span><text:span text:style-name="Source_20_Text"><text:span text:style-name="T7">;</text:span></text:span></text:p>
      <text:p text:style-name="code"><text:span text:style-name="Source_20_Text"><text:span text:style-name="T8"><text:s text:c="2"/></text:span></text:span><text:span text:style-name="Source_20_Text"><text:span text:style-name="T7">}</text:span></text:span></text:p>
      <text:p text:style-name="code"><text:span text:style-name="Source_20_Text"><text:span text:style-name="T8"><text:s text:c="2"/></text:span></text:span><text:span text:style-name="Source_20_Text"><text:span text:style-name="Variable"><text:span text:style-name="T6">return</text:span></text:span></text:span><text:span text:style-name="Source_20_Text"><text:span text:style-name="T7"> 0;</text:span></text:span></text:p>
      <text:p text:style-name="code"><text:span text:style-name="Source_20_Text"><text:span text:style-name="T7">}</text:span></text:span></text:p>
      <text:p text:style-name="Standard"/>
      <text:p text:style-name="Standard">siehe auch:</text:p>
      <text:p text:style-name="Standard">&lt;stdexcept&gt;</text:p>
      <text:p text:style-name="Standard"><text:tab/>overflow_error</text:p>
      <text:p text:style-name="Standard"><text:tab/>underflow_err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drop-cap/>
      </style:paragraph-properties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0.088cm solid #993366" style:shadow="none">
        <style:drop-cap/>
        <style:background-image/>
      </style:paragraph-properties>
      <style:text-properties style:font-name="Verdana1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035cm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018cm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background-color="transparent" fo:padding="0cm" fo:border-left="none" fo:border-right="none" fo:border-top="none" fo:border-bottom="0.002cm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02cm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02cm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fo:padding="0cm" fo:border-left="none" fo:border-right="none" fo:border-top="none" fo:border-bottom="0.088cm solid #993366" style:shadow="none" text:number-lines="false" text:line-number="0"/>
      <style:text-properties style:font-name="Verdana2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cm" fo:margin-right="0cm" fo:margin-top="0.199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ccffff" fo:padding="0.049cm" fo:border="0.002cm solid #993366" style:shadow="none">
        <style:background-image/>
      </style:paragraph-properties>
      <style:text-properties style:font-name="Courier New" fo:font-size="11pt"/>
    </style:style>
    <style:style style:name="aufgabe" style:family="paragraph" style:parent-style-name="Standard" style:class="text">
      <style:paragraph-properties fo:background-color="#ccffff" fo:padding="0.049cm" fo:border="0.002cm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018cm solid #000000">
        <style:background-image/>
      </style:paragraph-properties>
      <style:text-properties style:use-window-font-color="true" style:font-name="Courier New1" fo:font-size="10pt" fo:letter-spacing="-0.018cm" fo:language="de" fo:country="DE" style:font-name-asian="Arial" style:font-size-asian="10pt" style:font-name-complex="Times New Roman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size="10pt" style:font-size-asian="10pt" style:font-name-complex="Courier New1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weight="bold" style:font-weight-asian="bold" style:font-weight-complex="bold"/>
    </style:style>
    <style:style style:name="Listennummer" style:family="paragraph" style:list-style-name="WW8StyleNum">
      <style:paragraph-properties fo:margin="100%" fo:margin-left="1.27cm" fo:margin-right="0.635cm" fo:margin-top="0cm" fo:margin-bottom="0cm" fo:orphans="2" fo:widows="2" fo:text-indent="-0.635cm" style:auto-text-indent="false">
        <style:tab-stops/>
      </style:paragraph-properties>
      <style:text-properties style:use-window-font-color="true" style:font-name="Verdana3" fo:font-size="10pt" fo:letter-spacing="-0.009cm" fo:language="de" fo:country="DE" style:font-name-asian="Arial" style:font-size-asian="10pt" style:font-name-complex="Times New Roman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="100%" fo:margin-left="1.27cm" fo:margin-right="0cm" fo:margin-top="0cm" fo:margin-bottom="0cm" fo:text-align="start" style:justify-single-word="false" fo:text-indent="-0.635cm" style:auto-text-indent="false"/>
      <style:text-properties style:font-name="Times New Roman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02cm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2" fo:font-size="10pt" style:font-name-asian="Courier New2" style:font-size-asian="10pt" style:font-name-complex="Courier New2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Example" style:family="text">
      <style:text-properties style:font-name="Courier New2" style:font-name-asian="Courier New2" style:font-name-complex="Courier New2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letter-spacing="-0.009cm" style:language-complex="ar" style:country-complex="SA"/>
    </style:style>
    <style:style style:name="WW8Num78z0" style:family="text">
      <style:text-properties style:font-name="Symbol"/>
    </style:style>
    <style:style style:name="WW8Num78z1" style:family="text">
      <style:text-properties style:font-name="Courier New1"/>
    </style:style>
    <style:style style:name="WW8Num78z2" style:family="text">
      <style:text-properties style:font-name="Wingdings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1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1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55z1" style:family="text">
      <style:text-properties style:font-name="Courier New1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48z1" style:family="text">
      <style:text-properties style:font-name="Courier New1" fo:font-size="10pt" style:font-size-asian="10pt"/>
    </style:style>
    <style:style style:name="WW8Num48z2" style:family="text">
      <style:text-properties style:font-name="Wingdings" fo:font-size="10pt" style:font-size-asian="10pt"/>
    </style:style>
    <style:style style:name="WW8Num104z0" style:family="text">
      <style:text-properties style:font-name="Symbol" fo:font-size="10pt" style:font-size-asian="10pt"/>
    </style:style>
    <style:style style:name="WW8Num104z1" style:family="text">
      <style:text-properties style:font-name="Courier New1" fo:font-size="10pt" style:font-size-asian="10pt"/>
    </style:style>
    <style:style style:name="WW8Num104z2" style:family="text">
      <style:text-properties style:font-name="Wingdings" fo:font-size="10pt" style:font-size-asian="10pt"/>
    </style:style>
    <style:style style:name="luecke" style:family="text">
      <style:text-properties style:text-line-through-style="none" style:text-underline-style="solid" style:text-underline-width="auto" style:text-underline-color="font-color" fo:font-weight="bold" fo:background-color="transparent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Courier New2" style:font-name-asian="Courier New2" style:font-name-complex="Courier New2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Testing<text:tab/>Arbeitsunterlage</text:p>
      </style:header>
      <style:footer>
        <text:p text:style-name="Footer">Informatik<text:tab/>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Unix OpenOffice.org_project/340m1$Build-9590</meta:generator>
    <meta:creation-date>2013-02-10T23:49:41</meta:creation-date>
    <meta:editing-cycles>5</meta:editing-cycles>
    <meta:editing-duration>PT20M23S</meta:editing-duration>
    <dc:date>2013-09-29T18:22:29</dc:date>
    <meta:document-statistic meta:table-count="0" meta:image-count="0" meta:object-count="0" meta:page-count="3" meta:paragraph-count="91" meta:word-count="523" meta:character-count="3860"/>
    <dc:creator>Anton Hofmann</dc:creator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../../home/informatik/.config/libreoffice/3/user/template/arbeitsunterlage.ott" meta:date="2013-02-10T23:49:41"/>
  </office:meta>
</office:document-meta>
</file>